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inherit" svg:font-family="inherit"/>
  </office:font-face-decls>
  <office:automatic-styles>
    <style:style style:name="P1" style:family="paragraph" style:parent-style-name="Heading_20_2">
      <style:text-properties officeooo:rsid="0003e504"/>
    </style:style>
    <style:style style:name="P2" style:family="paragraph" style:parent-style-name="Preformatted_20_Text">
      <style:paragraph-properties fo:line-height="166%"/>
    </style:style>
    <style:style style:name="P3" style:family="paragraph" style:parent-style-name="Preformatted_20_Text">
      <style:paragraph-properties fo:margin-top="0in" fo:margin-bottom="0.1965in" style:contextual-spacing="false" fo:line-height="166%"/>
    </style:style>
    <style:style style:name="P4" style:family="paragraph" style:parent-style-name="Preformatted_20_Text">
      <style:paragraph-properties fo:line-height="166%"/>
      <style:text-properties officeooo:paragraph-rsid="00054f11"/>
    </style:style>
    <style:style style:name="P5" style:family="paragraph" style:parent-style-name="Preformatted_20_Text">
      <style:paragraph-properties fo:line-height="166%"/>
      <style:text-properties officeooo:paragraph-rsid="0007289c"/>
    </style:style>
    <style:style style:name="P6" style:family="paragraph" style:parent-style-name="Preformatted_20_Text">
      <style:paragraph-properties fo:line-height="166%"/>
      <style:text-properties officeooo:paragraph-rsid="0007562c"/>
    </style:style>
    <style:style style:name="P7" style:family="paragraph" style:parent-style-name="Preformatted_20_Text">
      <style:text-properties officeooo:rsid="0003e504"/>
    </style:style>
    <style:style style:name="P8" style:family="paragraph" style:parent-style-name="Standard">
      <style:paragraph-properties fo:margin-top="0in" fo:margin-bottom="0.1965in" style:contextual-spacing="false"/>
    </style:style>
    <style:style style:name="P9" style:family="paragraph" style:parent-style-name="Standard">
      <style:text-properties officeooo:rsid="0003e504"/>
    </style:style>
    <style:style style:name="P10" style:family="paragraph" style:parent-style-name="Standard">
      <style:text-properties style:text-position="0% 100%" fo:font-weight="bold" officeooo:rsid="0003e504" fo:background-color="#000000" style:font-weight-asian="bold" style:font-weight-complex="bold"/>
    </style:style>
    <style:style style:name="P11" style:family="paragraph" style:parent-style-name="Standard">
      <style:text-properties style:text-position="0% 100%" fo:font-weight="bold" officeooo:rsid="0003e504" fo:background-color="transparent" style:font-weight-asian="bold" style:font-weight-complex="bold"/>
    </style:style>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5"/>
    <style:style style:name="P17" style:family="paragraph" style:parent-style-name="Text_20_body">
      <style:text-properties officeooo:rsid="0003e504" officeooo:paragraph-rsid="0003e504"/>
    </style:style>
    <style:style style:name="T1" style:family="text">
      <style:text-properties officeooo:rsid="0003e504"/>
    </style:style>
    <style:style style:name="T2" style:family="text">
      <style:text-properties officeooo:rsid="00054f11"/>
    </style:style>
    <style:style style:name="T3" style:family="text">
      <style:text-properties style:use-window-font-color="true" loext:opacity="0%" style:text-position="0% 100%" fo:font-weight="bold" fo:background-color="transparent" loext:char-shading-value="0" style:font-weight-asian="bold" style:font-weight-complex="bold" loext:padding="0in" loext:border="none"/>
    </style:style>
    <style:style style:name="T4" style:family="text">
      <style:text-properties style:use-window-font-color="true" loext:opacity="0%" style:text-position="0% 100%" fo:font-weight="bold" officeooo:rsid="00054f11" fo:background-color="transparent" loext:char-shading-value="0" style:font-weight-asian="bold" style:font-weight-complex="bold" loext:padding="0in" loext:border="none"/>
    </style:style>
    <style:style style:name="T5" style:family="text">
      <style:text-properties style:use-window-font-color="true" loext:opacity="0%" style:text-position="0% 100%" style:font-name="inherit" fo:font-weight="bold" fo:background-color="transparent" loext:char-shading-value="0" style:font-weight-asian="bold" style:font-weight-complex="bold" loext:padding="0in" loext:border="none"/>
    </style:style>
    <style:style style:name="T6" style:family="text">
      <style:text-properties style:use-window-font-color="true" loext:opacity="0%" style:text-position="0% 100%" style:font-name="inherit" fo:font-weight="bold" officeooo:rsid="00054f11" fo:background-color="transparent" loext:char-shading-value="0" style:font-weight-asian="bold" style:font-weight-complex="bold" loext:padding="0in" loext:border="none"/>
    </style:style>
    <style:style style:name="T7" style:family="text">
      <style:text-properties style:use-window-font-color="true" loext:opacity="0%" style:text-position="0% 100%" style:font-name="inherit" fo:font-weight="bold" officeooo:rsid="0007289c" fo:background-color="transparent" loext:char-shading-value="0" style:font-weight-asian="bold" style:font-weight-complex="bold" loext:padding="0in" loext:border="none"/>
    </style:style>
    <style:style style:name="T8" style:family="text">
      <style:text-properties style:use-window-font-color="true" loext:opacity="0%" style:text-position="0% 100%" style:font-name="inherit" fo:font-weight="bold" officeooo:rsid="0007562c" fo:background-color="transparent" loext:char-shading-value="0" style:font-weight-asian="bold" style:font-weight-complex="bold" loext:padding="0in" loext:border="non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his CSV layout is an effective, modular guide for building multipanel charts dynamically in Python: each "Panel" column describes data or an indicator for a chart panel, while corresponding "_index" columns define overlays or subcharts for that panel. By parsing this configuration, automated chart creation scripts can flexibly update, rearrange, or extend chart templates by simply editing the CSV—no code changes required. </text:p>
      <text:h text:style-name="Heading_20_2" text:outline-level="2">How It Works</text:h>
      <text:list text:style-name="L1">
        <text:list-item>
          <text:p text:style-name="P12">Each row provides the specific <text:span text:style-name="T1">ticker name</text:span> (e.g., "QQQ", "CPCE", "XLY:XLP", "SPY") that appears in each panel zone for that chart layout.</text:p>
        </text:list-item>
      </text:list>
      <text:list text:style-name="L2">
        <text:list-item>
          <text:p text:style-name="P13">The "_index" columns let you specify which indicator(s) to plot as subpanels or overlays, such as "PPO(12,6,9)" or "RSI(12,6,9)", <text:span text:style-name="T1">CORR</text:span></text:p>
        </text:list-item>
      </text:list>
      <text:list text:style-name="L3">
        <text:list-item>
          <text:p text:style-name="P14">Empty cells are just skipped, so panels can be unused.</text:p>
        </text:list-item>
      </text:list>
      <text:h text:style-name="Heading_20_2" text:outline-level="2">Python Integration Strategy</text:h>
      <text:list text:style-name="L4">
        <text:list-item>
          <text:p text:style-name="P15">Load the CSV into a pandas DataFrame.</text:p>
        </text:list-item>
        <text:list-item>
          <text:p text:style-name="P15">Iterate each row to extract which panels/subcharts to plot.</text:p>
        </text:list-item>
        <text:list-item>
          <text:p text:style-name="P15">Feed this config into a plotting library (matplotlib, plotly, or tradingview-api).</text:p>
        </text:list-item>
        <text:list-item>
          <text:p text:style-name="P15">This approach makes chart logic completely data-driven and easily extendable—ideal for automating diverse chart presentations with minimal Python changes.</text:p>
        </text:list-item>
      </text:list>
      <text:p text:style-name="Text_20_body">This CSV-driven panel approach ensures reproducible, scalable chart generation—especially powerful for research or custom reporting workflows.</text:p>
      <text:p text:style-name="P9"/>
      <text:p text:style-name="P9"/>
      <text:p text:style-name="P9"/>
      <text:p text:style-name="P9"/>
      <text:h text:style-name="P1" text:outline-level="2"><text:bookmark text:name="step-by-step-instructions"/>Step-by-Step Instructions</text:h>
      <text:list text:style-name="L5">
        <text:list-item>
          <text:p text:style-name="P16"><text:span text:style-name="Strong_20_Emphasis">Load CSV into DataFrame</text:span><text:line-break/>Use pandas to read the CSV containing panel layout and ticker/indicator config.</text:p>
        </text:list-item>
        <text:list-item>
          <text:p text:style-name="P16"><text:span text:style-name="Strong_20_Emphasis">Parse Panel Data Columns</text:span><text:line-break/>Iterate over each row to identify what ticker or data belongs to each panel (e.g., Panel_1 to Panel_6).</text:p>
        </text:list-item>
        <text:list-item>
          <text:p text:style-name="P16"><text:span text:style-name="Strong_20_Emphasis">Parse Indicator "Index" Columns</text:span><text:line-break/>For each panel, check the corresponding "_index" column (e.g., Panel_1_index) to determine if there are indicators or overlays for that panel.</text:p>
        </text:list-item>
        <text:list-item>
          <text:p text:style-name="P16"><text:span text:style-name="Strong_20_Emphasis">Skip Empty Panels</text:span><text:line-break/>If a panel or its index specifier is empty in the row, skip plotting that panel.</text:p>
        </text:list-item>
        <text:list-item>
          <text:p text:style-name="P16"><text:soft-page-break/><text:span text:style-name="Strong_20_Emphasis">Fetch or Load Data</text:span><text:line-break/>Based on the ticker or indicator strings, fetch or load the relevant time series data for plotting.</text:p>
        </text:list-item>
        <text:list-item>
          <text:p text:style-name="P16"><text:span text:style-name="Strong_20_Emphasis">Create Plot Layout</text:span><text:line-break/>Use a plotting library (matplotlib, plotly, etc.) to create a multi-panel figure matching the layout implied by the CSV.</text:p>
        </text:list-item>
        <text:list-item>
          <text:p text:style-name="P16"><text:span text:style-name="Strong_20_Emphasis">Plot Each Panel</text:span></text:p>
          <text:list>
            <text:list-item>
              <text:p text:style-name="P16">Plot ticker price or data in the main panel subplot.</text:p>
            </text:list-item>
            <text:list-item>
              <text:p text:style-name="P16">Plot indicators as overlays or subplots as specified by the "_index" columns.</text:p>
            </text:list-item>
            <text:list-item>
              <text:p text:style-name="P16">Labels and titles can use the CSV row data.</text:p>
            </text:list-item>
          </text:list>
        </text:list-item>
        <text:list-item>
          <text:p text:style-name="P16"><text:span text:style-name="Strong_20_Emphasis">Repeat for All Rows</text:span><text:line-break/>For multiple chart layouts/configs, iterate through all CSV rows and generate charts automatically.</text:p>
        </text:list-item>
      </text:list>
      <text:p text:style-name="Text_20_body">---------------------------------------------------------------------------------------------------------------------</text:p>
      <text:p text:style-name="P17">helpers functions:</text:p>
      <text:p text:style-name="P17">PPO (param1, param2, param3)</text:p>
      <text:p text:style-name="P17">RSI (param1, param2, param3)</text:p>
      <text:p text:style-name="P17">MACD (param1, param2, param3)</text:p>
      <text:p text:style-name="P17">----------------------------------------------</text:p>
      <text:p text:style-name="P9"/>
      <text:p text:style-name="P9"/>
      <text:p text:style-name="P10"/>
      <text:p text:style-name="P7"><text:span text:style-name="Source_20_Text"><text:span text:style-name="T3">│</text:span></text:span></text:p>
      <text:p text:style-name="P2"><text:span text:style-name="Source_20_Text"><text:span text:style-name="T3">├── </text:span></text:span><text:span text:style-name="Source_20_Text"><text:span text:style-name="T5">src/</text:span></text:span></text:p>
      <text:p text:style-name="P2"><text:span text:style-name="Source_20_Text"><text:span text:style-name="T3">│ <text:s text:c="2"/>├── </text:span></text:span><text:span text:style-name="Source_20_Text"><text:span text:style-name="T4">SR_main</text:span></text:span><text:span text:style-name="Source_20_Text"><text:span text:style-name="T5">.py <text:s text:c="22"/># Main script to run multi-panel chart generation</text:span></text:span></text:p>
      <text:p text:style-name="P4"><text:span text:style-name="Source_20_Text"><text:span text:style-name="T5"><text:s text:c="9"/></text:span></text:span><text:span text:style-name="Source_20_Text"><text:span text:style-name="T3">├── </text:span></text:span><text:span text:style-name="Source_20_Text"><text:span text:style-name="T4">SR (folder)</text:span></text:span></text:p>
      <text:p text:style-name="P2"><text:span text:style-name="Source_20_Text"><text:span text:style-name="T3">│ <text:s text:c="2"/><text:tab/><text:tab/>├── </text:span></text:span><text:span text:style-name="Source_20_Text"><text:span text:style-name="T4">read_config.</text:span></text:span><text:span text:style-name="Source_20_Text"><text:span text:style-name="T5">py <text:s text:c="18"/># Functions to load <text:s/>CSV config </text:span></text:span><text:span text:style-name="Source_20_Text"><text:span text:style-name="T6">params (parse etc)</text:span></text:span></text:p>
      <text:p text:style-name="P2"><text:span text:style-name="Source_20_Text"><text:span text:style-name="T3">│ <text:s text:c="2"/><text:tab/><text:tab/>├── </text:span></text:span><text:span text:style-name="Source_20_Text"><text:span text:style-name="T5">indicator_</text:span></text:span><text:span text:style-name="Source_20_Text"><text:span text:style-name="T6">MACD</text:span></text:span><text:span text:style-name="Source_20_Text"><text:span text:style-name="T5">.py <text:s text:c="14"/># Functions </text:span></text:span><text:span text:style-name="Source_20_Text"><text:span text:style-name="T6">for MACD</text:span></text:span></text:p>
      <text:p text:style-name="P4"><text:span text:style-name="Source_20_Text"><text:span text:style-name="T4">│ <text:s text:c="2"/><text:tab/><text:tab/>├── </text:span></text:span><text:span text:style-name="Source_20_Text"><text:span text:style-name="T6">indicator_RSI.py <text:s text:c="18"/># Functions for </text:span></text:span><text:span text:style-name="Source_20_Text"><text:span text:style-name="T7">RSI</text:span></text:span></text:p>
      <text:p text:style-name="P4"><text:span text:style-name="Source_20_Text"><text:span text:style-name="T4">│ <text:s text:c="2"/><text:tab/><text:tab/>├── </text:span></text:span><text:span text:style-name="Source_20_Text"><text:span text:style-name="T6">indicator_PPO.py <text:s text:c="16"/># Functions for </text:span></text:span><text:span text:style-name="Source_20_Text"><text:span text:style-name="T7">PPO</text:span></text:span></text:p>
      <text:p text:style-name="P5"><text:span text:style-name="Source_20_Text"><text:span text:style-name="T4">│ <text:s text:c="2"/><text:tab/><text:tab/>├── </text:span></text:span><text:span text:style-name="Source_20_Text"><text:span text:style-name="T6">indicator_</text:span></text:span><text:span text:style-name="Source_20_Text"><text:span text:style-name="T7">ADline</text:span></text:span><text:span text:style-name="Source_20_Text"><text:span text:style-name="T6">.py <text:s text:c="16"/># Functions for </text:span></text:span><text:span text:style-name="Source_20_Text"><text:span text:style-name="T7">ADLine</text:span></text:span></text:p>
      <text:p text:style-name="P6"><text:span text:style-name="Source_20_Text"><text:span text:style-name="T4">│ <text:s text:c="2"/><text:tab/><text:tab/>├── </text:span></text:span><text:span text:style-name="Source_20_Text"><text:span text:style-name="T6">indicator_</text:span></text:span><text:span text:style-name="Source_20_Text"><text:span text:style-name="T8">SMA-EMA</text:span></text:span><text:span text:style-name="Source_20_Text"><text:span text:style-name="T6">.py <text:s text:c="16"/># Functions for </text:span></text:span><text:span text:style-name="Source_20_Text"><text:span text:style-name="T7">ADLine</text:span></text:span></text:p>
      <text:p text:style-name="P4"><text:span text:style-name="Source_20_Text"><text:span text:style-name="T6"><text:s text:c="27"/></text:span></text:span><text:span text:style-name="Source_20_Text"><text:span text:style-name="T4">├── SR_calculations.py</text:span></text:span><text:span text:style-name="Source_20_Text"><text:span text:style-name="T6"> <text:s text:c="7"/># Fetch historic price data, call indicators functions</text:span></text:span></text:p>
      <text:p text:style-name="P2"><text:span text:style-name="Source_20_Text"><text:span text:style-name="T3">│ <text:s text:c="2"/><text:tab/><text:tab/>├── </text:span></text:span><text:span text:style-name="Source_20_Text"><text:span text:style-name="T5">plotter.py <text:s text:c="19"/># Chart plotting functions for panels and indicators</text:span></text:span></text:p>
      <text:p text:style-name="P3"><text:span text:style-name="Source_20_Text"><text:span text:style-name="T3">│ <text:s text:c="2"/><text:tab/><text:tab/>└── </text:span></text:span><text:span text:style-name="Source_20_Text"><text:span text:style-name="T5">utils.py <text:s text:c="20"/># Helper utilities (logging)</text:span></text:span></text:p>
      <text:p text:style-name="P10"><text:soft-page-break/></text:p>
      <text:p text:style-name="P10"/>
      <text:p text:style-name="P11"># SR_main.py</text:p>
      <text:p text:style-name="P11">import pandas as pd</text:p>
      <text:p text:style-name="P11">import matplotlib.pyplot as plt</text:p>
      <text:p text:style-name="P11"/>
      <text:p text:style-name="P11">from read_config import load_config</text:p>
      <text:p text:style-name="P11">from SR_calculations import load_price_data, compute_indicator</text:p>
      <text:p text:style-name="P11">from plotter import create_multi_panel_chart</text:p>
      <text:p text:style-name="P11"/>
      <text:p text:style-name="P11"># Step 1: Load config data from CSV</text:p>
      <text:p text:style-name="P11">df = load_config("data/config_panels.csv")</text:p>
      <text:p text:style-name="P11"/>
      <text:p text:style-name="P11">for idx, row in df.iterrows():</text:p>
      <text:p text:style-name="P11"><text:s text:c="4"/># Step 2/3: Extract panel data and indicators for this row</text:p>
      <text:p text:style-name="P11"><text:s text:c="4"/>panel_data = []</text:p>
      <text:p text:style-name="P11"><text:s text:c="4"/>for i in range(1, 7):</text:p>
      <text:p text:style-name="P11"><text:s text:c="8"/>ticker = row[f"Panel_{i}"] <text:s text:c="8"/># e.g., "QQQ", or empty</text:p>
      <text:p text:style-name="P11"><text:s text:c="8"/>indicator = row.get(f"Panel_{i}_index", None) # e.g., "PPO(12,6,9)" or None</text:p>
      <text:p text:style-name="P11"><text:s text:c="8"/></text:p>
      <text:p text:style-name="P11"><text:s text:c="8"/># Step 4: Skip empty panels</text:p>
      <text:p text:style-name="P11"><text:s text:c="8"/>if pd.isna(ticker) or ticker == '':</text:p>
      <text:p text:style-name="P11"><text:s text:c="12"/>continue</text:p>
      <text:p text:style-name="P11"><text:s text:c="8"/></text:p>
      <text:p text:style-name="P11"><text:s text:c="8"/>panel_data.append((ticker, indicator))</text:p>
      <text:p text:style-name="P11"><text:s text:c="4"/></text:p>
      <text:p text:style-name="P11"><text:s text:c="4"/># Step 5 &amp; 6: Use plotter function to create figure &amp; plot the data</text:p>
      <text:p text:style-name="P11"><text:s text:c="4"/>create_multi_panel_chart(panel_data)</text:p>
      <text:p text:style-name="P11"/>
      <text:p text:style-name="P11"/>
      <text:p text:style-name="P11"># read_config.py</text:p>
      <text:p text:style-name="P11">import pandas as pd</text:p>
      <text:p text:style-name="P11"/>
      <text:p text:style-name="P11">def load_config(filepath):</text:p>
      <text:p text:style-name="P11"><text:s text:c="4"/>return pd.read_csv(filepath)</text:p>
      <text:p text:style-name="P11"/>
      <text:p text:style-name="P11"/>
      <text:p text:style-name="P11"># SR_calculations.py</text:p>
      <text:p text:style-name="P11">import pandas as pd</text:p>
      <text:p text:style-name="P11">from indicator_MACD import compute_MACD</text:p>
      <text:p text:style-name="P11">from indicator_RSI import compute_RSI</text:p>
      <text:p text:style-name="P11">from indicator_PPO import compute_PPO</text:p>
      <text:p text:style-name="P11"/>
      <text:p text:style-name="P11">def load_price_data(ticker):</text:p>
      <text:p text:style-name="P11"><text:s text:c="4"/># User defined function to load historical price data for ticker</text:p>
      <text:p text:style-name="P11"><text:s text:c="4"/># Could fetch from API or local files</text:p>
      <text:p text:style-name="P11"><text:s text:c="4"/>pass</text:p>
      <text:p text:style-name="P11"/>
      <text:p text:style-name="P11">def compute_indicator(price_data, indicator_str):</text:p>
      <text:p text:style-name="P11"><text:s text:c="4"/># Parse indicator_str, e.g. "PPO(12,6,9)"</text:p>
      <text:p text:style-name="P11"><text:s text:c="4"/># Call the corresponding indicator function </text:p>
      <text:p text:style-name="P11"><text:s text:c="4"/>if indicator_str.startswith("PPO"):</text:p>
      <text:p text:style-name="P11"><text:soft-page-break/><text:s text:c="8"/>return compute_PPO(price_data, indicator_str)</text:p>
      <text:p text:style-name="P11"><text:s text:c="4"/>elif indicator_str.startswith("RSI"):</text:p>
      <text:p text:style-name="P11"><text:s text:c="8"/>return compute_RSI(price_data, indicator_str)</text:p>
      <text:p text:style-name="P11"><text:s text:c="4"/>elif indicator_str.startswith("MACD"):</text:p>
      <text:p text:style-name="P11"><text:s text:c="8"/>return compute_MACD(price_data, indicator_str)</text:p>
      <text:p text:style-name="P11"><text:s text:c="4"/>else:</text:p>
      <text:p text:style-name="P11"><text:s text:c="8"/># handle other indicators or raise error</text:p>
      <text:p text:style-name="P11"><text:s text:c="8"/>pass</text:p>
      <text:p text:style-name="P11"/>
      <text:p text:style-name="P11"/>
      <text:p text:style-name="P11"># plotter.py</text:p>
      <text:p text:style-name="P11">import matplotlib.pyplot as plt</text:p>
      <text:p text:style-name="P11"/>
      <text:p text:style-name="P11">def create_multi_panel_chart(panel_data):</text:p>
      <text:p text:style-name="P11"><text:s text:c="4"/>n_panels = len(panel_data)</text:p>
      <text:p text:style-name="P11"><text:s text:c="4"/>fig, axes = plt.subplots(n_panels, 1, figsize=(10, 3*n_panels), sharex=True)</text:p>
      <text:p text:style-name="P11"><text:s text:c="4"/>if n_panels == 1:</text:p>
      <text:p text:style-name="P11"><text:s text:c="8"/>axes = [axes] <text:s/># Make iterable</text:p>
      <text:p text:style-name="P11"/>
      <text:p text:style-name="P11"><text:s text:c="4"/>for ax, (ticker, ind) in zip(axes, panel_data):</text:p>
      <text:p text:style-name="P11"><text:s text:c="8"/>price_data = load_price_data(ticker) <text:s/># Implicit in this scope - adjust imports accordingly</text:p>
      <text:p text:style-name="P11"><text:s text:c="8"/>ax.plot(price_data.index, price_data['Close'], label=ticker)</text:p>
      <text:p text:style-name="P11"/>
      <text:p text:style-name="P11"><text:s text:c="8"/>if ind and ind != '':</text:p>
      <text:p text:style-name="P11"><text:s text:c="12"/>indicator_data = compute_indicator(price_data, ind)</text:p>
      <text:p text:style-name="P11"><text:s text:c="12"/>ax.plot(indicator_data.index, indicator_data.values, label=ind)</text:p>
      <text:p text:style-name="P11"/>
      <text:p text:style-name="P11"><text:s text:c="8"/>ax.set_title(ticker)</text:p>
      <text:p text:style-name="P11"><text:s text:c="8"/>ax.legend()</text:p>
      <text:p text:style-name="P11"/>
      <text:p text:style-name="P11"><text:s text:c="4"/>plt.tight_layout()</text:p>
      <text:p text:style-name="P11"><text:s text:c="4"/>plt.show()</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inherit" svg:font-family="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GB"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6-21T15:22:33.792164413</meta:creation-date>
    <meta:generator>LibreOffice/24.2.7.2$Linux_X86_64 LibreOffice_project/420$Build-2</meta:generator>
    <dc:date>2025-09-19T23:56:19.253582317</dc:date>
    <meta:editing-duration>PT19M</meta:editing-duration>
    <meta:editing-cycles>4</meta:editing-cycles>
    <meta:document-statistic meta:table-count="0" meta:image-count="0" meta:object-count="0" meta:page-count="4" meta:paragraph-count="107" meta:word-count="751" meta:character-count="5903" meta:non-whitespace-character-count="4760"/>
  </office:meta>
</office:document-meta>
</file>